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8087da"/>
    </style:style>
    <style:style style:name="T3" style:family="text">
      <style:text-properties officeooo:rsid="00844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<text:span text:style-name="T3">Kontynuuj kurs na pierwszybiznes.org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6T18:11:56.024152182</dc:date>
    <meta:editing-duration>P1DT6H15M22S</meta:editing-duration>
    <meta:editing-cycles>83</meta:editing-cycles>
    <meta:document-statistic meta:table-count="0" meta:image-count="0" meta:object-count="0" meta:page-count="1" meta:paragraph-count="2" meta:word-count="8" meta:character-count="77" meta:non-whitespace-character-count="71"/>
  </office:meta>
</office:document-meta>
</file>